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 CE" svg:font-family="'Courier New C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tch functions</text:p>
      <text:p text:style-name="P1">===============</text:p>
      <text:p text:style-name="P1">There are couple of fetch functions defined in the ezmedia module which can be used in templates:</text:p>
      <text:p text:style-name="P1"/>
      <text:p text:style-name="P1"><text:s text:c="4"/>- waiting</text:p>
      <text:p text:style-name="P1"><text:s text:c="4"/>- valid</text:p>
      <text:p text:style-name="P1"><text:s text:c="4"/>- archived</text:p>
      <text:p text:style-name="P1"><text:s text:c="4"/>- valid_nodes</text:p>
      <text:p text:style-name="P1"/>
      <text:p text:style-name="P1">The description of these fetch functions follows:</text:p>
      <text:p text:style-name="P1"/>
      <text:p text:style-name="P1">waiting</text:p>
      <text:p text:style-name="P1">-------</text:p>
      <text:p text:style-name="P1">The fetch function has one parameter, block_id. Fetches the waiting items (items in the queue)</text:p>
      <text:p text:style-name="P1">for a block identified by the block_id parameter. Result is the array of items represented</text:p>
      <text:p text:style-name="P1">by an array with following keys:</text:p>
      <text:p text:style-name="P1"/>
      <text:p text:style-name="P1"><text:s text:c="4"/>- block_id</text:p>
      <text:p text:style-name="P1"><text:s text:c="4"/>- object_id</text:p>
      <text:p text:style-name="P1"><text:s text:c="4"/>- node_id</text:p>
      <text:p text:style-name="P1"><text:s text:c="4"/>- priority</text:p>
      <text:p text:style-name="P1"><text:s text:c="4"/>- ts_publication</text:p>
      <text:p text:style-name="P1"><text:s text:c="4"/>- ts_visible</text:p>
      <text:p text:style-name="P1"><text:s text:c="4"/>- ts_hidden</text:p>
      <text:p text:style-name="P1"><text:s text:c="4"/>- rotation_until</text:p>
      <text:p text:style-name="P1"><text:s text:c="4"/>- moved_to</text:p>
      <text:p text:style-name="P1"/>
      <text:p text:style-name="P1">Example:</text:p>
      <text:p text:style-name="P1"/>
      <text:p text:style-name="P1"><text:s text:c="4"/>fetch( 'ezmedia', 'waiting', hash( 'block_id', $block.id ) )</text:p>
      <text:p text:style-name="P1"/>
      <text:p text:style-name="P1">valid</text:p>
      <text:p text:style-name="P1">-----</text:p>
      <text:p text:style-name="P1">The same as the 'waiting' fetch function, but the array of valid items are returned.</text:p>
      <text:p text:style-name="P1"/>
      <text:p text:style-name="P1">archived</text:p>
      <text:p text:style-name="P1">--------</text:p>
      <text:p text:style-name="P1">The same as the 'waiting' fetch function, but the array of archived items (items in the archive)</text:p>
      <text:p text:style-name="P1">are returned.</text:p>
      <text:p text:style-name="P1"/>
      <text:p text:style-name="P1">valid_nodes</text:p>
      <text:p text:style-name="P1">-----------</text:p>
      <text:p text:style-name="P1">The same as 'valid' fetch function, but the array of node objects (i.e. of eZContentObjectTreeNode</text:p>
      <text:p text:style-name="P1">class) is returned. This fetch function should be used in the template rendering the block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 CE" svg:font-family="'Courier New C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Łukasz Serwatka</meta:initial-creator>
    <meta:creation-date>2007-11-19T12:51:57</meta:creation-date>
    <dc:creator>Łukasz Serwatka</dc:creator>
    <dc:date>2007-11-19T12:52:38</dc:date>
    <meta:editing-cycles>1</meta:editing-cycles>
    <meta:editing-duration>PT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5" meta:word-count="163" meta:character-count="1104"/>
  </office:meta>
</office:document-meta>
</file>